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758c4" officeooo:paragraph-rsid="001758c4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0pt" fo:font-style="italic" fo:font-weight="bold" officeooo:rsid="001758c4" officeooo:paragraph-rsid="001758c4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758c4" officeooo:paragraph-rsid="001758c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1pt" fo:font-style="italic" fo:font-weight="bold" officeooo:rsid="001758c4" officeooo:paragraph-rsid="001758c4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1pt" fo:font-style="italic" fo:font-weight="normal" officeooo:rsid="001758c4" officeooo:paragraph-rsid="001758c4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1pt" fo:font-style="italic" fo:font-weight="normal" officeooo:rsid="001873a3" officeooo:paragraph-rsid="001758c4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178d90" officeooo:paragraph-rsid="00178d90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Liberation Sans" fo:font-size="11pt" fo:font-style="normal" fo:font-weight="normal" officeooo:rsid="00178d90" officeooo:paragraph-rsid="00178d90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1873a3" officeooo:paragraph-rsid="001873a3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Liberation Sans" fo:font-size="11pt" fo:font-style="normal" fo:font-weight="normal" officeooo:rsid="001873a3" officeooo:paragraph-rsid="001873a3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Liberation Sans" fo:font-size="11pt" fo:font-style="normal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1758c4" officeooo:paragraph-rsid="001758c4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1pt" fo:font-style="normal" style:text-underline-style="none" fo:font-weight="normal" officeooo:rsid="00178d90" officeooo:paragraph-rsid="00178d90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Liberation Sans" fo:font-size="11pt" fo:font-style="normal" style:text-underline-style="none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1pt" fo:font-style="normal" style:text-underline-style="none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Liberation Sans" fo:font-size="11pt" fo:font-style="normal" style:text-underline-style="none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Liberation Sans" fo:font-size="11pt" fo:font-style="normal" style:text-underline-style="none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1pt" fo:font-style="normal" style:text-underline-style="solid" style:text-underline-width="auto" style:text-underline-color="font-color" fo:font-weight="normal" officeooo:rsid="0018df00" officeooo:paragraph-rsid="0018df00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1pt" fo:font-weight="normal" officeooo:rsid="001758c4" officeooo:paragraph-rsid="001758c4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 Sans" fo:font-size="12pt" fo:font-style="italic" fo:font-weight="normal" officeooo:rsid="001758c4" officeooo:paragraph-rsid="001758c4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fo:font-style="italic" fo:font-weight="normal" officeooo:rsid="001758c4" officeooo:paragraph-rsid="001758c4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78d90" style:font-style-asian="normal" style:font-style-complex="normal"/>
    </style:style>
    <style:style style:name="T3" style:family="text">
      <style:text-properties fo:font-style="normal" officeooo:rsid="0018df00" style:font-style-asian="normal" style:font-style-complex="normal"/>
    </style:style>
    <style:style style:name="T4" style:family="text">
      <style:text-properties officeooo:rsid="001873a3"/>
    </style:style>
    <style:style style:name="T5" style:family="text">
      <style:text-properties officeooo:rsid="0018df00"/>
    </style:style>
    <style:style style:name="T6" style:family="text">
      <style:text-properties officeooo:rsid="001946df"/>
    </style:style>
    <style:style style:name="Sect1" style:family="section">
      <style:section-properties text:dont-balance-text-columns="true" style:editable="false">
        <style:columns fo:column-count="2">
          <style:column style:rel-width="4997*" fo:start-indent="0in" fo:end-indent="0.1in"/>
          <style:column style:rel-width="4975*" fo:start-indent="0.1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oating-Point Unit Design using IEEE Standard 754 Project Proposal</text:p>
      <text:p text:style-name="P1"/>
      <text:p text:style-name="P20">Tyler Wilson<text:tab/>Michael Schena</text:p>
      <text:p text:style-name="P20">Electrical and Computer Engineering Department</text:p>
      <text:p text:style-name="P20">Utah State University</text:p>
      <text:p text:style-name="P1"/>
      <text:section text:style-name="Sect1" text:name="Section1">
        <text:p text:style-name="P4">Abstract –<text:span text:style-name="T1"> Implement</text:span><text:span text:style-name="T2">ation of</text:span><text:span text:style-name="T1"> the IEEE Standard 754 for Floating Point Unit execution in a Verilog model using Synopsis. </text:span><text:span text:style-name="T3">The implementation of this standard is verified by using a C++ golden model program.</text:span></text:p>
        <text:p text:style-name="P2"/>
        <text:list xml:id="list718780044726312931" text:style-name="L2">
          <text:list-item>
            <text:p text:style-name="P21"><text:span text:style-name="T1">INTRODUCTION</text:span></text:p>
          </text:list-item>
        </text:list>
        <text:p text:style-name="P5"/>
        <text:p text:style-name="P7">The IEEE Standard 754 <text:span text:style-name="T6">[1]</text:span> describes Floating-Point Arithmetic. In this standard, more specifically it specifies the following:</text:p>
        <text:p text:style-name="P7"/>
        <text:list xml:id="list8846400277806304690" text:style-name="L3">
          <text:list-item>
            <text:p text:style-name="P8">Basic and extended floating-point number formats.</text:p>
          </text:list-item>
          <text:list-item>
            <text:p text:style-name="P8">Add, subtract, multiply, divide, square root, remainder, and compare operations.</text:p>
          </text:list-item>
          <text:list-item>
            <text:p text:style-name="P8">Conversions between integer and floating-point formats.</text:p>
          </text:list-item>
          <text:list-item>
            <text:p text:style-name="P8">Conversions between different floating-point formats.</text:p>
          </text:list-item>
          <text:list-item>
            <text:p text:style-name="P8">Conversions between basic format floating-point numbers and decimal strings.</text:p>
          </text:list-item>
          <text:list-item>
            <text:p text:style-name="P8">Floating-point exceptions and their handling, including nonnumbers (NaNs).</text:p>
          </text:list-item>
        </text:list>
        <text:p text:style-name="P5"><text:span text:style-name="T1"/></text:p>
        <text:list xml:id="list162007481361328" text:continue-list="list718780044726312931" text:style-name="L2">
          <text:list-item>
            <text:p text:style-name="P21"><text:span text:style-name="T1">OBJECTIVE</text:span></text:p>
          </text:list-item>
        </text:list>
        <text:p text:style-name="P5"/>
        <text:p text:style-name="P14">The objective of the project is develop a Floating-Point Unit <text:span text:style-name="T5">(FPU) </text:span>Design that meets the previously mentioned standard. This design will be implemented in Verilog using the Synopsis tool <text:span text:style-name="T4">and verified that the results are correct by creating a C++ program.</text:span></text:p>
        <text:p text:style-name="P5"><text:span text:style-name="T1"/></text:p>
        <text:list xml:id="list162008638747068" text:continue-numbering="true" text:style-name="L2">
          <text:list-item>
            <text:p text:style-name="P21"><text:span text:style-name="T1">BASIC METHODOLOGY</text:span></text:p>
          </text:list-item>
        </text:list>
        <text:p text:style-name="P6"/>
        <text:p text:style-name="P9">The following main components of the project are as follows:</text:p>
        <text:p text:style-name="P9"/>
        <text:list xml:id="list1605072329793907045" text:style-name="L4">
          <text:list-item>
            <text:p text:style-name="P10">Overall architectural design of the <text:span text:style-name="T5">FPU</text:span>.</text:p>
          </text:list-item>
          <text:list-item>
            <text:p text:style-name="P11">Verilog/Synopsis design of the exponential representation of a FPU.</text:p>
          </text:list-item>
          <text:list-item>
            <text:p text:style-name="P11">Verilog/Synopsis design of the mantissa to represent the decimal portion of the floating-point number.</text:p>
          </text:list-item>
          <text:list-item>
            <text:p text:style-name="P11">Verilog/Synopsis design of the sign bit to represent the sign (positive or negative) of the floating-point number.</text:p>
          </text:list-item>
          <text:list-item>
            <text:p text:style-name="P11">Placement, routing, timing, and simulation of the designed system.</text:p>
          </text:list-item>
          <text:list-item>
            <text:p text:style-name="P11">C++ program to verify the results obtained from the simulation results.</text:p>
          </text:list-item>
        </text:list>
        <text:p text:style-name="P12"/>
        <text:p text:style-name="P12">These tasks will be divided amongst the two team members given that the different parts prove to be module.</text:p>
        <text:p text:style-name="P12"/>
        <text:p text:style-name="P19">Tyler's Tasks</text:p>
        <text:p text:style-name="P19"/>
        <text:list xml:id="list1058301458823138277" text:style-name="L5">
          <text:list-item>
            <text:p text:style-name="P15">Develop the mantissa representation of a floating-point number in Verilog using the Synopsis tool.</text:p>
          </text:list-item>
          <text:list-item>
            <text:p text:style-name="P15">Develop a C++ program the verify the results of Verilog FPU design.</text:p>
          </text:list-item>
        </text:list>
        <text:p text:style-name="P16"/>
        <text:p text:style-name="P19">Michael's Tasks</text:p>
        <text:p text:style-name="P16"/>
        <text:list xml:id="list2549826147434569945" text:style-name="L6">
          <text:list-item>
            <text:p text:style-name="P17">Design an overall architecture of the FPU.</text:p>
          </text:list-item>
          <text:list-item>
            <text:p text:style-name="P17">Develop the exponential representation of a floating-point number in Verilog using the Synopsis tool.</text:p>
          </text:list-item>
        </text:list>
        <text:p text:style-name="P16"/>
        <text:p text:style-name="P19">Combined Tasks</text:p>
        <text:p text:style-name="P19"/>
        <text:list xml:id="list2899860696041332917" text:style-name="L8">
          <text:list-item>
            <text:p text:style-name="P18">Using Synopsis, run placement and routing of the architectural design.</text:p>
          </text:list-item>
          <text:list-item>
            <text:p text:style-name="P18">Verify the architectural design works and gather results.</text:p>
          </text:list-item>
        </text:list>
        <text:list xml:id="list162008112251822" text:continue-list="list1058301458823138277" text:style-name="L5">
          <text:list-header>
            <text:p text:style-name="P15"/>
          </text:list-header>
        </text:list>
        <text:p text:style-name="P5"><text:span text:style-name="T1"/></text:p>
        <text:list xml:id="list162007495344397" text:continue-list="list162008638747068" text:style-name="L2">
          <text:list-item>
            <text:p text:style-name="P21"><text:span text:style-name="T1">REFERENCES</text:span></text:p>
          </text:list-item>
        </text:list>
        <text:p text:style-name="P22"/>
        <text:p text:style-name="P13"><text:span text:style-name="T6">[1] </text:span>IEEE Standard for Binary Floating-Point Arithmetic. New York: IEEE, 1985. Print. </text:p>
        <text:p text:style-name="P5"/>
        <text:p text:style-name="P5"><text:span text:style-name="T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Wilson</meta:initial-creator>
    <meta:creation-date>2016-03-16T14:17:04.813113555</meta:creation-date>
    <dc:date>2016-03-16T16:20:06.786538037</dc:date>
    <dc:creator>Tyler Wilson</dc:creator>
    <meta:editing-duration>PT16M22S</meta:editing-duration>
    <meta:editing-cycles>3</meta:editing-cycles>
    <meta:generator>LibreOffice/4.2.6.3$Linux_X86_64 LibreOffice_project/420$Build-3</meta:generator>
    <meta:document-statistic meta:table-count="0" meta:image-count="0" meta:object-count="0" meta:page-count="1" meta:paragraph-count="36" meta:word-count="361" meta:character-count="2414" meta:non-whitespace-character-count="2109"/>
  </office:meta>
</office:document-meta>
</file>